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5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ocket cre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lhost resolved to 127.0.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ed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Mittelwert:</text:p>
          </table:table-cell>
          <table:table-cell/>
          <table:table-cell table:formula="of:=AVERAGE([.A4:.A102])" office:value-type="float" office:value="96.7474747474748" calcext:value-type="float">
            <text:p>96,74747474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Standardabweichung:</text:p>
          </table:table-cell>
          <table:table-cell/>
          <table:table-cell table:formula="of:=STDEV([.A4:.A102])" office:value-type="float" office:value="2.70050423992743" calcext:value-type="float">
            <text:p>2,700504239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Schuesse: 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8T14:14:24.728347913</dc:date>
    <meta:editing-duration>PT3M51S</meta:editing-duration>
    <meta:editing-cycles>1</meta:editing-cycles>
    <meta:document-statistic meta:table-count="1" meta:cell-count="107" meta:object-count="0"/>
    <meta:generator>LibreOffice/5.1.6.2$Linux_X86_64 LibreOffice_project/10m0$Build-2</meta:generator>
  </office:meta>
</office:document-meta>
</file>